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dialog-lb.xml" manifest:media-type="text/xml"/>
  <manifest:file-entry manifest:full-path="Dialogs/Standard/Carta_Exigencia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officeooo:paragraph-rsid="0009f158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Standard">
      <style:paragraph-properties fo:text-align="center" style:justify-single-word="false" fo:padding="0cm" fo:border="none" style:shadow="none"/>
      <style:text-properties fo:color="#000000" style:font-name="Trebuchet MS" fo:font-size="9pt" fo:font-style="normal" fo:font-weight="normal" officeooo:paragraph-rsid="0006b06b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paragraph-rsid="0011bfe0" style:letter-kerning="true" style:font-size-asian="12pt"/>
    </style:style>
    <style:style style:name="P7" style:family="paragraph" style:parent-style-name="Standard">
      <style:paragraph-properties fo:margin-top="1cm" fo:margin-bottom="0cm" loext:contextual-spacing="false" fo:text-align="start" style:justify-single-word="false"/>
      <style:text-properties style:font-name="Times New Roman" fo:font-style="normal" fo:font-weight="bold" officeooo:rsid="0006b06b" officeooo:paragraph-rsid="0006b06b" style:letter-kerning="tru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1cm" fo:margin-bottom="0cm" loext:contextual-spacing="false" fo:text-align="center" style:justify-single-word="false"/>
      <style:text-properties fo:text-transform="uppercase" style:font-name="Times New Roman" fo:font-size="12pt" fo:font-weight="bold" officeooo:paragraph-rsid="0011bfe0" style:letter-kerning="true" style:font-size-asian="12pt" style:font-weight-asian="bold" style:font-weight-complex="bold"/>
    </style:style>
    <style:style style:name="P9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10" style:family="paragraph" style:parent-style-name="Standard">
      <style:paragraph-properties fo:margin-top="0cm" fo:margin-bottom="1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cm" fo:margin-bottom="1cm" loext:contextual-spacing="false" fo:line-height="100%" fo:text-align="center" style:justify-single-word="false"/>
      <style:text-properties style:font-name="Times New Roman" fo:font-style="normal" fo:font-weight="normal" officeooo:rsid="000b2a36" officeooo:paragraph-rsid="000b2a36" style:letter-kerning="tru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rsid="000b2a36" officeooo:paragraph-rsid="000b2a36" style:letter-kerning="tru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margin-top="1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15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6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paragraph-rsid="000e8629" style:letter-kerning="true" style:font-style-asian="normal" style:font-style-complex="normal"/>
    </style:style>
    <style:style style:name="P17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rsid="000b2a36" officeooo:paragraph-rsid="000b2a36" style:letter-kerning="true" style:font-style-asian="normal" style:font-style-complex="normal"/>
    </style:style>
    <style:style style:name="P18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rsid="000deed0" officeooo:paragraph-rsid="000deed0" style:letter-kerning="true" style:font-style-asian="normal" style:font-style-complex="normal"/>
    </style:style>
    <style:style style:name="P19" style:family="paragraph" style:parent-style-name="Standard" style:list-style-name="L1">
      <style:paragraph-properties fo:margin-left="1.27cm" fo:margin-right="0cm" fo:margin-top="0cm" fo:margin-bottom="0.25cm" loext:contextual-spacing="false" fo:text-align="start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20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09f158" style:font-size-asian="8pt" style:font-weight-asian="normal" style:font-size-complex="8pt" style:font-weight-complex="normal"/>
    </style:style>
    <style:style style:name="P2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2a36" style:font-weight-asian="bold" style:font-weight-complex="bold"/>
    </style:style>
    <style:style style:name="T3" style:family="text">
      <style:text-properties officeooo:rsid="0006b06b"/>
    </style:style>
    <style:style style:name="T4" style:family="text">
      <style:text-properties officeooo:rsid="0009f158"/>
    </style:style>
    <style:style style:name="T5" style:family="text">
      <style:text-properties officeooo:rsid="000b2a36"/>
    </style:style>
    <style:style style:name="T6" style:family="text">
      <style:text-properties officeooo:rsid="000b506c"/>
    </style:style>
    <style:style style:name="T7" style:family="text">
      <style:text-properties officeooo:rsid="000c9292"/>
    </style:style>
    <style:style style:name="T8" style:family="text">
      <style:text-properties officeooo:rsid="000e4b5b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Carta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21" svg:x1="0cm" svg:y1="14.85cm" svg:x2="0.701cm" svg:y2="14.85cm">
        <text:p/>
      </draw:line>
      <text:p text:style-name="P7">INSS – APS Belo Horizonte Padre Eustáquio</text:p>
      <text:p text:style-name="P9">Belo Horizonte, <text:date style:data-style-name="N76" text:date-value="2016-07-26T21:57:08.430000250">26 de julho de 2016</text:date>.</text:p>
      <text:p text:style-name="P12">A Sua Senhoria o(a) Senhor(a)</text:p>
      <text:p text:style-name="P13">Silvia Beatriz Leite Calderano Brum</text:p>
      <text:p text:style-name="P12">NIT: <text:span text:style-name="T4">1.702.479.095-2</text:span></text:p>
      <text:p text:style-name="P10"><text:user-field-get text:name="Assunto">Assunto: </text:user-field-get><text:span text:style-name="T2"><text:text-input text:description="Assunto">Resultado da Solicitação de Acerto do Tempo de Contribuição</text:text-input></text:span></text:p>
      <text:p text:style-name="P11">Proc: 36518.</text:p>
      <text:list xml:id="list1170907520725865788" text:style-name="L1">
        <text:list-header>
          <text:p text:style-name="P19">Prezado(a) Senhor(a),</text:p>
        </text:list-header>
      </text:list>
      <text:p text:style-name="P16">Em atenção a sua solicitação de <text:span text:style-name="T5">acerto de tempo de contribuição</text:span> apresentad<text:span text:style-name="T5">a</text:span> no dia <text:span text:style-name="T5">22/01/2014</text:span>, informamos que não foi reconhecido <text:span text:style-name="T5">o período de 25/11/1990 a 07/09/2010 como tempo de contribuição por falta de amparo legal.</text:span></text:p>
      <text:p text:style-name="P17"><text:span text:style-name="T6">De acordo com o </text:span>§ 10º <text:span text:style-name="T6">do art. 40º </text:span>da Constituição Federal, <text:span text:style-name="T6">é </text:span>veda<text:span text:style-name="T6">do</text:span> qualquer forma de contagem de tempo de contribuição fictício <text:span text:style-name="T7">para servidores públicos.</text:span></text:p>
      <text:p text:style-name="P18">Já o § 12º do art. <text:span text:style-name="T8">9º</text:span> do Decreto 3.048 estabelece que o exercício de atividade remunerada sujeita a filiação obrigatória ao Regime Geral de Previdência Social <text:span text:style-name="T8">que</text:span>, para os anistiados pela Lei 8.878/<text:span text:style-name="T8">94</text:span>, inicia-se a partir do efetivo retorno a atividade, conforme art. 6º da mesma.</text:p>
      <text:p text:style-name="P15">Desta decisão poderá ser interposto <text:tab/>recurso à Junta de Recursos da Previdência Social, dentro do prazo de 30 (trinta) dias, contados da data do recebimento da presente comunicação.</text:p>
      <text:p text:style-name="P15">O recurso deverá ser protocolado na Agência da Previdência Social – Belo Horizonte <text:span text:style-name="T3">Padre Eustáquio</text:span>, situada na <text:span text:style-name="T3">R. Padre Eustáquio, 1831, 2º andar</text:span> – <text:span text:style-name="T3">B. Padre Eustáquio</text:span> – Belo Horizonte/MG, no horário de 07:00 as 17:00, pessoalmente ou via representante legal, no <text:span text:style-name="T1">setor de revisão e recurso, mediante agendamento prévio</text:span>.</text:p>
      <text:p text:style-name="P14">Atenciosamente,</text:p>
      <text:p text:style-name="P8"><text:author-name text:fixed="false">Douglas Rodrigues de Almeida</text:author-name></text:p>
      <text:p text:style-name="P6">Técnico do Seguro Social</text:p>
      <text:p text:style-name="P5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rebuchet MS" svg:font-family="'Trebuchet MS'" style:font-family-generic="swiss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rie" fo:font-family="Erie" style:font-style-name="Regular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09f158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officeooo:paragraph-rsid="0009f158" style:font-size-asian="11pt" style:font-style-asian="italic" style:font-weight-asian="bold" style:font-size-complex="11pt" style:font-style-complex="italic" style:font-weight-complex="bold"/>
    </style:style>
    <style:style style:name="MP5" style:family="paragraph" style:parent-style-name="Standard">
      <style:paragraph-properties fo:text-align="center" style:justify-single-word="false" fo:padding="0cm" fo:border="none" style:shadow="none"/>
      <style:text-properties fo:color="#000000" style:font-name="Trebuchet MS" fo:font-size="9pt" fo:font-style="normal" fo:font-weight="normal" officeooo:paragraph-rsid="0006b06b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y="0.6cm" svg:width="2.032cm" svg:height="2.032cm" draw:z-index="2"><draw:image xlink:href="Pictures/10000000000000F0000000F013D63E61E3BDED3E.png" xlink:type="simple" xlink:show="embed" xlink:actuate="onLoad"/></draw:frame></text:p>
        <text:p text:style-name="MP2"/>
        <text:p text:style-name="MP1"/>
        <text:p text:style-name="MP3"><draw:frame draw:style-name="Mfr1" draw:name="figuras2" text:anchor-type="paragraph" svg:y="0.6cm" svg:width="2.032cm" svg:height="2.032cm" draw:z-index="1"><draw:image xlink:href="Pictures/10000000000000F0000000F013D63E61E3BDED3E.png" xlink:type="simple" xlink:show="embed" xlink:actuate="onLoad"/></draw:frame><draw:frame draw:style-name="Mfr1" draw:name="Figura2" text:anchor-type="paragraph" svg:y="0.6cm" svg:width="2.032cm" svg:height="2.032cm" draw:z-index="3"><draw:image xlink:href="Pictures/10000000000000F0000000F013D63E61E3BDED3E.png" xlink:type="simple" xlink:show="embed" xlink:actuate="onLoad"/></draw:frame>INSTITUTO NACIONAL DO SEGURO SOCIAL</text:p>
      </style:header>
      <style:footer>
        <text:p text:style-name="MP4">Proteção para o trabalhador e sua família</text:p>
        <text:p text:style-name="MP5"><text:drop-down text:name=""><text:label text:value="APS Belo Horizonte Barreiro - Av. Tito Fulgêncio, 104, Barreiro - CEP: 32215-000"/><text:label text:value="APS Belo Horizonte Calafate - Rua Padre Eustáquio, 1831, 1º andar, Padre Eustáquio - CEP: 30720-100"/><text:label text:value="APS Belo Horizonte Floresta - Rua Guaicurus, 312, 2º andar Centro - CEP: 30111-060"/><text:label text:value="APS Belo Horizonte Oeste - Rua Espírito Santo, 54, Centro - CEP: 30160-030"/><text:label text:value="APS Belo Horizonte Padre Eustáquio - Rua Padre Eustáquio, 1831, 2º andar, Padre Eustáquio - CEP:30720-100"/><text:label text:value="APS Belo Horizonte Santa Efigênia - R. Tupinambás, 361, Centro - CEP: 30120-070"/><text:label text:value="APS Belo Horizonte Sul - R. Guaicurus, 312, 2º andar, Centro - CEP: 30.111-060"/><text:label text:value="APS Belo Horizonte Venda Nova - Av. Dom Pedro I, 2077, São João Batista - CEP: 31515-300"/><text:label text:value="APS ADJ Belo Horizonte - Av. Amazonas, 266, 0º andar, Centro - CEP: 30180-001"/>APS Belo Horizonte Barreiro - Av. Tito Fulgêncio, 104, Barreiro - CEP: 32215-000</text:drop-dow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meta:creation-date>2006-08-17T15:36:21</meta:creation-date>
    <dc:date>2016-07-26T21:57:07.805000000</dc:date>
    <meta:print-date>2016-07-25T13:49:15.442000000</meta:print-date>
    <dc:language>pt-BR</dc:language>
    <meta:editing-cycles>191</meta:editing-cycles>
    <meta:editing-duration>PT12H13M58S</meta:editing-duration>
    <dc:title>Resultado da solicitação de acerto do tempo de contribuição</dc:title>
    <dc:description>Integrante do Modelos de Documentos 2017.</dc:description>
    <meta:printed-by>Douglas Rodrigues de Almeida</meta:printed-by>
    <dc:creator>Douglas Rodrigues de Almeida</dc:creator>
    <meta:document-statistic meta:table-count="0" meta:image-count="3" meta:object-count="0" meta:page-count="1" meta:paragraph-count="20" meta:word-count="260" meta:character-count="1657" meta:non-whitespace-character-count="1414"/>
    <meta:user-defined meta:name="Versão">1.0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